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BC910000051FE0000740804C27A17BE6B7FC9.pdf" manifest:media-type="application/pdf"/>
  <manifest:file-entry manifest:full-path="Pictures/10000001000004A600000694B418F13A17D31A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52cm, 3.558cm, 1.779cm, 1.166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5.391cm, 13.118cm, 2.48cm, 1.166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7.065cm, 3.558cm, 2.496cm, 10.111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2.509cm, 4.671cm, 2.496cm, 10.111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2.889cm, 4.671cm, 2.496cm, 10.111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255cm" svg:height="22.859cm" draw:transform="rotate (1.5707963267949) translate (9.653cm 18.795cm)">
          <draw:image xlink:href="Pictures/100BC910000051FE0000740804C27A17BE6B7FC9.pdf" xlink:type="simple" xlink:show="embed" xlink:actuate="onLoad" draw:mime-type="application/pdf">
            <text:p/>
          </draw:image>
          <draw:image xlink:href="Pictures/10000001000004A600000694B418F13A17D31A1C.png" xlink:type="simple" xlink:show="embed" xlink:actuate="onLoad" draw:mime-type="image/png"/>
        </draw:frame>
        <draw:frame draw:style-name="gr2" draw:text-style-name="P1" draw:layer="layout" svg:width="6.698cm" svg:height="11.821cm" draw:transform="rotate (1.5707963267949) translate (19.991cm 19.196cm)">
          <draw:image xlink:href="Pictures/100BC910000051FE0000740804C27A17BE6B7FC9.pdf" xlink:type="simple" xlink:show="embed" xlink:actuate="onLoad" draw:mime-type="application/pdf">
            <text:p/>
          </draw:image>
          <draw:image xlink:href="Pictures/10000001000004A600000694B418F13A17D31A1C.png" xlink:type="simple" xlink:show="embed" xlink:actuate="onLoad" draw:mime-type="image/png"/>
        </draw:frame>
        <draw:frame draw:style-name="gr3" draw:text-style-name="P1" draw:layer="layout" svg:width="7.314cm" svg:height="10.135cm" draw:transform="rotate (1.5707963267949) translate (21.261cm 9.855cm)">
          <draw:image xlink:href="Pictures/100BC910000051FE0000740804C27A17BE6B7FC9.pdf" xlink:type="simple" xlink:show="embed" xlink:actuate="onLoad" draw:mime-type="application/pdf">
            <text:p/>
          </draw:image>
          <draw:image xlink:href="Pictures/10000001000004A600000694B418F13A17D31A1C.png" xlink:type="simple" xlink:show="embed" xlink:actuate="onLoad" draw:mime-type="image/png"/>
        </draw:frame>
        <draw:frame draw:style-name="gr4" draw:text-style-name="P1" draw:layer="layout" svg:width="6.201cm" svg:height="4.686cm" draw:transform="rotate (1.5707963267949) translate (26.911cm 9.855cm)">
          <draw:image xlink:href="Pictures/100BC910000051FE0000740804C27A17BE6B7FC9.pdf" xlink:type="simple" xlink:show="embed" xlink:actuate="onLoad" draw:mime-type="application/pdf">
            <text:p/>
          </draw:image>
          <draw:image xlink:href="Pictures/10000001000004A600000694B418F13A17D31A1C.png" xlink:type="simple" xlink:show="embed" xlink:actuate="onLoad" draw:mime-type="image/png"/>
        </draw:frame>
        <draw:frame draw:style-name="gr5" draw:text-style-name="P1" draw:layer="layout" svg:width="6.201cm" svg:height="4.306cm" draw:transform="rotate (1.5707963267949) translate (27.491cm 9.856cm)">
          <draw:image xlink:href="Pictures/100BC910000051FE0000740804C27A17BE6B7FC9.pdf" xlink:type="simple" xlink:show="embed" xlink:actuate="onLoad" draw:mime-type="application/pdf">
            <text:p/>
          </draw:image>
          <draw:image xlink:href="Pictures/10000001000004A600000694B418F13A17D31A1C.png" xlink:type="simple" xlink:show="embed" xlink:actuate="onLoad" draw:mime-type="image/png"/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4.799999237060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35cm" fo:text-indent="0cm"/>
      <style:text-properties fo:font-size="30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26cm" fo:text-indent="0cm"/>
      <style:text-properties fo:font-size="26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17cm" fo:text-indent="0cm"/>
      <style:text-properties fo:font-size="21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7.900001525878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36.575cm" svg:height="3.817cm" svg:x="2.032cm" svg:y="0.911cm" presentation:class="title" presentation:placeholder="true">
        <draw:text-box/>
      </draw:frame>
      <draw:frame presentation:style-name="Default-outline1" draw:layer="backgroundobjects" svg:width="36.575cm" svg:height="13.258cm" svg:x="2.032cm" svg:y="5.349cm" presentation:class="outline" presentation:placeholder="true">
        <draw:text-box/>
      </draw:frame>
      <draw:frame presentation:style-name="Mpr1" draw:text-style-name="MP2" draw:layer="backgroundobjects" svg:width="9.468cm" svg:height="1.576cm" svg:x="2.032cm" svg:y="20.8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881cm" svg:height="1.576cm" svg:x="13.898cm" svg:y="20.8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468cm" svg:height="1.576cm" svg:x="29.138cm" svg:y="20.8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17T12:27:39.55</meta:creation-date>
    <meta:editing-duration>PT53M54S</meta:editing-duration>
    <meta:editing-cycles>3</meta:editing-cycles>
    <dc:date>2023-10-14T12:49:44.165000000</dc:date>
    <meta:generator>LibreOffice/7.4.3.2$Windows_x86 LibreOffice_project/1048a8393ae2eeec98dff31b5c133c5f1d08b890</meta:generator>
    <meta:document-statistic meta:object-count="28"/>
  </office:meta>
</office:document-meta>
</file>